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8cm" svg:height="20.898cm" svg:x="0.102cm" svg:y="0.1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10T09:10:00.437450582</meta:creation-date>
    <dc:date>2017-06-17T10:07:35.106653135</dc:date>
    <dc:creator>Abdelkrime Aries</dc:creator>
    <meta:editing-duration>PT41M40S</meta:editing-duration>
    <meta:editing-cycles>6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5" chart:maximum="0.43" chart:origin="0" chart:interval-major="0.02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9cm" svg:height="20.899cm" xlink:href="." xlink:type="simple" chart:class="chart:line" chart:style-name="ch1">
        <chart:legend chart:legend-position="end" svg:x="25.643cm" svg:y="8.032cm" style:legend-expansion="high" chart:style-name="ch2"/>
        <chart:plot-area chart:style-name="ch3" chart:data-source-has-labels="both" svg:x="0.591cm" svg:y="0.417cm" svg:width="24.461cm" svg:height="20.065cm">
          <chartooo:coordinate-region svg:x="1.768cm" svg:y="0.762cm" svg:width="23.032cm" svg:height="18.782cm"/>
          <chart:axis chart:dimension="x" chart:name="primary-x" chart:style-name="ch4" chartooo:axis-type="auto">
            <chartooo:date-scale/>
            <chart:categories table:cell-range-address="local-table.$B$1:.$U$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U$2" chart:label-cell-address="local-table.$A$2" chart:class="chart:line">
            <chart:data-point chart:repeated="20"/>
          </chart:series>
          <chart:series chart:style-name="ch8" chart:values-cell-range-address="local-table.$B$3:.$U$3" chart:label-cell-address="local-table.$A$3" chart:class="chart:line">
            <chart:data-point chart:repeated="20"/>
          </chart:series>
          <chart:series chart:style-name="ch9" chart:values-cell-range-address="local-table.$B$4:.$U$4" chart:label-cell-address="local-table.$A$4" chart:class="chart:line">
            <chart:data-point chart:repeated="20"/>
          </chart:series>
          <chart:series chart:style-name="ch10" chart:values-cell-range-address="local-table.$B$5:.$U$5" chart:label-cell-address="local-table.$A$5" chart:class="chart:line">
            <chart:data-point chart:repeated="20"/>
          </chart:series>
          <chart:series chart:style-name="ch11" chart:values-cell-range-address="local-table.$B$6:.$U$6" chart:label-cell-address="local-table.$A$6" chart:class="chart:line">
            <chart:data-point chart:repeated="20"/>
          </chart:series>
          <chart:series chart:style-name="ch12" chart:values-cell-range-address="local-table.$B$7:.$U$7" chart:label-cell-address="local-table.$A$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</text:p>
              </table:table-cell>
              <table:table-cell office:value-type="string">
                <text:p>bg</text:p>
              </table:table-cell>
              <table:table-cell office:value-type="string">
                <text:p>ca</text:p>
              </table:table-cell>
              <table:table-cell office:value-type="string">
                <text:p>el</text:p>
              </table:table-cell>
              <table:table-cell office:value-type="string">
                <text:p>en</text:p>
              </table:table-cell>
              <table:table-cell office:value-type="string">
                <text:p>eo</text:p>
              </table:table-cell>
              <table:table-cell office:value-type="string">
                <text:p>es</text:p>
              </table:table-cell>
              <table:table-cell office:value-type="string">
                <text:p>fa</text:p>
              </table:table-cell>
              <table:table-cell office:value-type="string">
                <text:p>fr</text:p>
              </table:table-cell>
              <table:table-cell office:value-type="string">
                <text:p>id</text:p>
              </table:table-cell>
              <table:table-cell office:value-type="string">
                <text:p>it</text:p>
              </table:table-cell>
              <table:table-cell office:value-type="string">
                <text:p>ja</text:p>
              </table:table-cell>
              <table:table-cell office:value-type="string">
                <text:p>nl</text:p>
              </table:table-cell>
              <table:table-cell office:value-type="string">
                <text:p>no</text:p>
              </table:table-cell>
              <table:table-cell office:value-type="string">
                <text:p>pt</text:p>
              </table:table-cell>
              <table:table-cell office:value-type="string">
                <text:p>ro</text:p>
              </table:table-cell>
              <table:table-cell office:value-type="string">
                <text:p>sv</text:p>
              </table:table-cell>
              <table:table-cell office:value-type="string">
                <text:p>th</text:p>
              </table:table-cell>
              <table:table-cell office:value-type="string">
                <text:p>vi</text:p>
              </table:table-cell>
              <table:table-cell office:value-type="string">
                <text:p>zh</text:p>
              </table:table-cell>
            </table:table-row>
          </table:table-header-rows>
          <table:table-rows>
            <table:table-row>
              <table:table-cell office:value-type="string">
                <text:p>SSF-GC1 (e4)</text:p>
              </table:table-cell>
              <table:table-cell office:value-type="float" office:value="0.40765">
                <text:p>0.40765</text:p>
              </table:table-cell>
              <table:table-cell office:value-type="float" office:value="0.27775">
                <text:p>0.27775</text:p>
              </table:table-cell>
              <table:table-cell office:value-type="float" office:value="0.38983">
                <text:p>0.38983</text:p>
              </table:table-cell>
              <table:table-cell office:value-type="float" office:value="0.30296">
                <text:p>0.30296</text:p>
              </table:table-cell>
              <table:table-cell office:value-type="float" office:value="0.4131">
                <text:p>0.4131</text:p>
              </table:table-cell>
              <table:table-cell office:value-type="float" office:value="0.31895">
                <text:p>0.31895</text:p>
              </table:table-cell>
              <table:table-cell office:value-type="float" office:value="0.41301">
                <text:p>0.41301</text:p>
              </table:table-cell>
              <table:table-cell office:value-type="float" office:value="0.32096">
                <text:p>0.32096</text:p>
              </table:table-cell>
              <table:table-cell office:value-type="float" office:value="0.38968">
                <text:p>0.38968</text:p>
              </table:table-cell>
              <table:table-cell office:value-type="float" office:value="0.27464">
                <text:p>0.27464</text:p>
              </table:table-cell>
              <table:table-cell office:value-type="float" office:value="0.26302">
                <text:p>0.26302</text:p>
              </table:table-cell>
              <table:table-cell office:value-type="float" office:value="0.30356">
                <text:p>0.30356</text:p>
              </table:table-cell>
              <table:table-cell office:value-type="float" office:value="0.34767">
                <text:p>0.34767</text:p>
              </table:table-cell>
              <table:table-cell office:value-type="float" office:value="0.31901">
                <text:p>0.31901</text:p>
              </table:table-cell>
              <table:table-cell office:value-type="float" office:value="0.35306">
                <text:p>0.35306</text:p>
              </table:table-cell>
              <table:table-cell office:value-type="float" office:value="0.31735">
                <text:p>0.31735</text:p>
              </table:table-cell>
              <table:table-cell office:value-type="float" office:value="0.31297">
                <text:p>0.31297</text:p>
              </table:table-cell>
              <table:table-cell office:value-type="float" office:value="0.37592">
                <text:p>0.37592</text:p>
              </table:table-cell>
              <table:table-cell office:value-type="float" office:value="0.41272">
                <text:p>0.41272</text:p>
              </table:table-cell>
              <table:table-cell office:value-type="float" office:value="0.37431">
                <text:p>0.37431</text:p>
              </table:table-cell>
            </table:table-row>
            <table:table-row>
              <table:table-cell office:value-type="string">
                <text:p>SSF-GC2 (e0)</text:p>
              </table:table-cell>
              <table:table-cell office:value-type="float" office:value="0.38112">
                <text:p>0.38112</text:p>
              </table:table-cell>
              <table:table-cell office:value-type="float" office:value="0.27167">
                <text:p>0.27167</text:p>
              </table:table-cell>
              <table:table-cell office:value-type="float" office:value="0.3677">
                <text:p>0.3677</text:p>
              </table:table-cell>
              <table:table-cell office:value-type="float" office:value="0.2717">
                <text:p>0.2717</text:p>
              </table:table-cell>
              <table:table-cell office:value-type="float" office:value="0.38701">
                <text:p>0.38701</text:p>
              </table:table-cell>
              <table:table-cell office:value-type="float" office:value="0.29174">
                <text:p>0.29174</text:p>
              </table:table-cell>
              <table:table-cell office:value-type="float" office:value="0.39641">
                <text:p>0.39641</text:p>
              </table:table-cell>
              <table:table-cell office:value-type="float" office:value="0.30135">
                <text:p>0.30135</text:p>
              </table:table-cell>
              <table:table-cell office:value-type="float" office:value="0.37243">
                <text:p>0.37243</text:p>
              </table:table-cell>
              <table:table-cell office:value-type="float" office:value="0.25793">
                <text:p>0.25793</text:p>
              </table:table-cell>
              <table:table-cell office:value-type="float" office:value="0.25452">
                <text:p>0.25452</text:p>
              </table:table-cell>
              <table:table-cell office:value-type="float" office:value="0.31126">
                <text:p>0.31126</text:p>
              </table:table-cell>
              <table:table-cell office:value-type="float" office:value="0.34357">
                <text:p>0.34357</text:p>
              </table:table-cell>
              <table:table-cell office:value-type="float" office:value="0.29774">
                <text:p>0.29774</text:p>
              </table:table-cell>
              <table:table-cell office:value-type="float" office:value="0.33718">
                <text:p>0.33718</text:p>
              </table:table-cell>
              <table:table-cell office:value-type="float" office:value="0.29629">
                <text:p>0.29629</text:p>
              </table:table-cell>
              <table:table-cell office:value-type="float" office:value="0.29897">
                <text:p>0.29897</text:p>
              </table:table-cell>
              <table:table-cell office:value-type="float" office:value="0.32399">
                <text:p>0.32399</text:p>
              </table:table-cell>
              <table:table-cell office:value-type="float" office:value="0.38331">
                <text:p>0.38331</text:p>
              </table:table-cell>
              <table:table-cell office:value-type="float" office:value="0.34935">
                <text:p>0.34935</text:p>
              </table:table-cell>
            </table:table-row>
            <table:table-row>
              <table:table-cell office:value-type="string">
                <text:p>SSF-GC3 (e1)</text:p>
              </table:table-cell>
              <table:table-cell office:value-type="float" office:value="0.38696">
                <text:p>0.38696</text:p>
              </table:table-cell>
              <table:table-cell office:value-type="float" office:value="0.27473">
                <text:p>0.27473</text:p>
              </table:table-cell>
              <table:table-cell office:value-type="float" office:value="0.38495">
                <text:p>0.38495</text:p>
              </table:table-cell>
              <table:table-cell office:value-type="float" office:value="0.28775">
                <text:p>0.28775</text:p>
              </table:table-cell>
              <table:table-cell office:value-type="float" office:value="0.39807">
                <text:p>0.39807</text:p>
              </table:table-cell>
              <table:table-cell office:value-type="float" office:value="0.29865">
                <text:p>0.29865</text:p>
              </table:table-cell>
              <table:table-cell office:value-type="float" office:value="0.39576">
                <text:p>0.39576</text:p>
              </table:table-cell>
              <table:table-cell office:value-type="float" office:value="0.31622">
                <text:p>0.31622</text:p>
              </table:table-cell>
              <table:table-cell office:value-type="float" office:value="0.3868">
                <text:p>0.3868</text:p>
              </table:table-cell>
              <table:table-cell office:value-type="float" office:value="0.26951">
                <text:p>0.26951</text:p>
              </table:table-cell>
              <table:table-cell office:value-type="float" office:value="0.27171">
                <text:p>0.27171</text:p>
              </table:table-cell>
              <table:table-cell office:value-type="float" office:value="0.31961">
                <text:p>0.31961</text:p>
              </table:table-cell>
              <table:table-cell office:value-type="float" office:value="0.3425">
                <text:p>0.3425</text:p>
              </table:table-cell>
              <table:table-cell office:value-type="float" office:value="0.30679">
                <text:p>0.30679</text:p>
              </table:table-cell>
              <table:table-cell office:value-type="float" office:value="0.34983">
                <text:p>0.34983</text:p>
              </table:table-cell>
              <table:table-cell office:value-type="float" office:value="0.30993">
                <text:p>0.30993</text:p>
              </table:table-cell>
              <table:table-cell office:value-type="float" office:value="0.30505">
                <text:p>0.30505</text:p>
              </table:table-cell>
              <table:table-cell office:value-type="float" office:value="0.37632">
                <text:p>0.37632</text:p>
              </table:table-cell>
              <table:table-cell office:value-type="float" office:value="0.39715">
                <text:p>0.39715</text:p>
              </table:table-cell>
              <table:table-cell office:value-type="float" office:value="0.35637">
                <text:p>0.35637</text:p>
              </table:table-cell>
            </table:table-row>
            <table:table-row>
              <table:table-cell office:value-type="string">
                <text:p>SSF-GC4 (e1)</text:p>
              </table:table-cell>
              <table:table-cell office:value-type="float" office:value="0.3865">
                <text:p>0.3865</text:p>
              </table:table-cell>
              <table:table-cell office:value-type="float" office:value="0.2785">
                <text:p>0.2785</text:p>
              </table:table-cell>
              <table:table-cell office:value-type="float" office:value="0.39381">
                <text:p>0.39381</text:p>
              </table:table-cell>
              <table:table-cell office:value-type="float" office:value="0.28525">
                <text:p>0.28525</text:p>
              </table:table-cell>
              <table:table-cell office:value-type="float" office:value="0.3996">
                <text:p>0.3996</text:p>
              </table:table-cell>
              <table:table-cell office:value-type="float" office:value="0.30823">
                <text:p>0.30823</text:p>
              </table:table-cell>
              <table:table-cell office:value-type="float" office:value="0.39181">
                <text:p>0.39181</text:p>
              </table:table-cell>
              <table:table-cell office:value-type="float" office:value="0.31833">
                <text:p>0.31833</text:p>
              </table:table-cell>
              <table:table-cell office:value-type="float" office:value="0.38929">
                <text:p>0.38929</text:p>
              </table:table-cell>
              <table:table-cell office:value-type="float" office:value="0.26467">
                <text:p>0.26467</text:p>
              </table:table-cell>
              <table:table-cell office:value-type="float" office:value="0.27263">
                <text:p>0.27263</text:p>
              </table:table-cell>
              <table:table-cell office:value-type="float" office:value="0.32985">
                <text:p>0.32985</text:p>
              </table:table-cell>
              <table:table-cell office:value-type="float" office:value="0.33441">
                <text:p>0.33441</text:p>
              </table:table-cell>
              <table:table-cell office:value-type="float" office:value="0.30773">
                <text:p>0.30773</text:p>
              </table:table-cell>
              <table:table-cell office:value-type="float" office:value="0.35379">
                <text:p>0.35379</text:p>
              </table:table-cell>
              <table:table-cell office:value-type="float" office:value="0.31826">
                <text:p>0.31826</text:p>
              </table:table-cell>
              <table:table-cell office:value-type="float" office:value="0.30734">
                <text:p>0.30734</text:p>
              </table:table-cell>
              <table:table-cell office:value-type="float" office:value="0.3784">
                <text:p>0.3784</text:p>
              </table:table-cell>
              <table:table-cell office:value-type="float" office:value="0.38525">
                <text:p>0.38525</text:p>
              </table:table-cell>
              <table:table-cell office:value-type="float" office:value="0.35053">
                <text:p>0.35053</text:p>
              </table:table-cell>
            </table:table-row>
            <table:table-row>
              <table:table-cell office:value-type="string">
                <text:p>SSF-GC5 (e1)</text:p>
              </table:table-cell>
              <table:table-cell office:value-type="float" office:value="0.39099">
                <text:p>0.39099</text:p>
              </table:table-cell>
              <table:table-cell office:value-type="float" office:value="0.27757">
                <text:p>0.27757</text:p>
              </table:table-cell>
              <table:table-cell office:value-type="float" office:value="0.38606">
                <text:p>0.38606</text:p>
              </table:table-cell>
              <table:table-cell office:value-type="float" office:value="0.28227">
                <text:p>0.28227</text:p>
              </table:table-cell>
              <table:table-cell office:value-type="float" office:value="0.39573">
                <text:p>0.39573</text:p>
              </table:table-cell>
              <table:table-cell office:value-type="float" office:value="0.30998">
                <text:p>0.30998</text:p>
              </table:table-cell>
              <table:table-cell office:value-type="float" office:value="0.393">
                <text:p>0.393</text:p>
              </table:table-cell>
              <table:table-cell office:value-type="float" office:value="0.31759">
                <text:p>0.31759</text:p>
              </table:table-cell>
              <table:table-cell office:value-type="float" office:value="0.39128">
                <text:p>0.39128</text:p>
              </table:table-cell>
              <table:table-cell office:value-type="float" office:value="0.26341">
                <text:p>0.26341</text:p>
              </table:table-cell>
              <table:table-cell office:value-type="float" office:value="0.27576">
                <text:p>0.27576</text:p>
              </table:table-cell>
              <table:table-cell office:value-type="float" office:value="0.33164">
                <text:p>0.33164</text:p>
              </table:table-cell>
              <table:table-cell office:value-type="float" office:value="0.33449">
                <text:p>0.33449</text:p>
              </table:table-cell>
              <table:table-cell office:value-type="float" office:value="0.30663">
                <text:p>0.30663</text:p>
              </table:table-cell>
              <table:table-cell office:value-type="float" office:value="0.35247">
                <text:p>0.35247</text:p>
              </table:table-cell>
              <table:table-cell office:value-type="float" office:value="0.31703">
                <text:p>0.31703</text:p>
              </table:table-cell>
              <table:table-cell office:value-type="float" office:value="0.31156">
                <text:p>0.31156</text:p>
              </table:table-cell>
              <table:table-cell office:value-type="float" office:value="0.37894">
                <text:p>0.37894</text:p>
              </table:table-cell>
              <table:table-cell office:value-type="float" office:value="0.38595">
                <text:p>0.38595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string">
                <text:p>TCC</text:p>
              </table:table-cell>
              <table:table-cell office:value-type="float" office:value="0.40192">
                <text:p>0.40192</text:p>
              </table:table-cell>
              <table:table-cell office:value-type="float" office:value="0.30128">
                <text:p>0.30128</text:p>
              </table:table-cell>
              <table:table-cell office:value-type="float" office:value="0.40041">
                <text:p>0.40041</text:p>
              </table:table-cell>
              <table:table-cell office:value-type="float" office:value="0.27606">
                <text:p>0.27606</text:p>
              </table:table-cell>
              <table:table-cell office:value-type="float" office:value="0.40863">
                <text:p>0.40863</text:p>
              </table:table-cell>
              <table:table-cell office:value-type="float" office:value="0.3058">
                <text:p>0.3058</text:p>
              </table:table-cell>
              <table:table-cell office:value-type="float" office:value="0.42139">
                <text:p>0.42139</text:p>
              </table:table-cell>
              <table:table-cell office:value-type="float" office:value="0.31459">
                <text:p>0.31459</text:p>
              </table:table-cell>
              <table:table-cell office:value-type="float" office:value="0.39863">
                <text:p>0.39863</text:p>
              </table:table-cell>
              <table:table-cell office:value-type="float" office:value="0.27659">
                <text:p>0.27659</text:p>
              </table:table-cell>
              <table:table-cell office:value-type="float" office:value="0.27242">
                <text:p>0.27242</text:p>
              </table:table-cell>
              <table:table-cell office:value-type="float" office:value="0.32186">
                <text:p>0.32186</text:p>
              </table:table-cell>
              <table:table-cell office:value-type="float" office:value="0.34707">
                <text:p>0.34707</text:p>
              </table:table-cell>
              <table:table-cell office:value-type="float" office:value="0.30873">
                <text:p>0.30873</text:p>
              </table:table-cell>
              <table:table-cell office:value-type="float" office:value="0.35402">
                <text:p>0.35402</text:p>
              </table:table-cell>
              <table:table-cell office:value-type="float" office:value="0.31861">
                <text:p>0.31861</text:p>
              </table:table-cell>
              <table:table-cell office:value-type="float" office:value="0.31459">
                <text:p>0.31459</text:p>
              </table:table-cell>
              <table:table-cell office:value-type="float" office:value="0.35015">
                <text:p>0.35015</text:p>
              </table:table-cell>
              <table:table-cell office:value-type="float" office:value="0.40071">
                <text:p>0.40071</text:p>
              </table:table-cell>
              <table:table-cell office:value-type="float" office:value="0.38163">
                <text:p>0.38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